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font-size="13pt" fo:font-weight="bold"/>
    </style:style>
    <style:style style:name="P5" style:family="paragraph" style:parent-style-name="Text_20_body">
      <style:paragraph-properties fo:margin-top="0cm" fo:margin-bottom="0cm"/>
      <style:text-properties fo:font-weight="bol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4">Introducción</text:p>
      <text:p text:style-name="P3"/>
      <text:p text:style-name="P3">La configuración de un cuerpo rígido en el espacio queda determinado por seis coordenadas independientes, tres de las cuales son para determinar la posición de un punto del cuerpo en el espacio en referencia a un sistema de referencia fijo y las tres restantes para determinar la orientación del cuerpo. El movimiento de un satélite se puede describir mediante su posición, velocidad, actitud y velocidad angular. La posición y la velocidad están relacionadas con el movimiento de traslación mientras que la actitud y la velocidad angular con la posición respecto a si centro de masa.</text:p>
      <text:p text:style-name="P3">Por lo general la traslación y la actitud se pueden estudiar en forma independiente.</text:p>
      <text:p text:style-name="P3">Es importante resaltar que se asumirá conocida la ley horaria que describe la traslación del satélite y que se usará como dato en el sistema de determinación de actitud. Esta se puede lograr si se cuenta con uno o más vectores cuyas direcciones respecto al satélite sean conocidos, para este caso se utilizará el vector sol y el vector campo magnético terrestre, los cuales son determinados mediante sensores.</text:p>
      <text:p text:style-name="P3"/>
      <text:p text:style-name="P4">Sensores</text:p>
      <text:p text:style-name="P3"/>
      <text:p text:style-name="P5">Radiación solar</text:p>
      <text:p text:style-name="P3"/>
      <text:p text:style-name="P3">Conocer la ubicación del sol es importante tanto por la energía solar así como por la referencia espacial que proporciona. Los sensores utilizados en este proyecto son analógicos cuya corriente de salida es proporcional a la radiación recibida. Estos fotodiodos se colocan en las seis caras del satélite y se utiliza la información redundante para determinar la posición del sol.</text:p>
      <text:p text:style-name="P3"/>
      <text:p text:style-name="P5">Horizonte terrestre</text:p>
      <text:p text:style-name="P3"/>
      <text:p text:style-name="P3">Se utilizan para determinar directamente la posición del satélite respecto a la tierra. Los que se encuentran con más frecuencia detectan la radiación infrarroja reflejada por la tierra al recibir la radiación solar.</text:p>
      <text:p text:style-name="P3"/>
      <text:p text:style-name="P5">Sensores de estrellas </text:p>
      <text:p text:style-name="P3"/>
      <text:p text:style-name="P3">Los sensores de estrellas determinan la actitud a través de la medición de las coordenadas de estrellas con respecto al sistema de ejes del satélite comparándolas con mapas estelares conocidos. Por sus características son dispositivos pesados y con un importante consumo de energía. Además presentan una alta carga de procesamiento de datos.</text:p>
      <text:p text:style-name="P3"/>
      <text:p text:style-name="P5">Giroscopios</text:p>
      <text:p text:style-name="P3"/>
      <text:p text:style-name="P3">Es un instrumento que utiliza una masa que gira rápidamente para detectar y responder a los cambios en la orientación inercial en su eje de rotación. Permiten calcular la dinámica de rotación del satélite calculando las velocidades angulares.</text:p>
      <text:p text:style-name="P3"/>
      <text:p text:style-name="P5"/>
      <text:p text:style-name="P5"/>
      <text:p text:style-name="P5"/>
      <text:p text:style-name="P5"/>
      <text:p text:style-name="P5"/>
      <text:p text:style-name="P5"/>
      <text:p text:style-name="P5"/>
      <text:p text:style-name="P5"><text:soft-page-break/>Magnéticos</text:p>
      <text:p text:style-name="P3"/>
      <text:p text:style-name="P3">Un magnetómetro provee dirección y módulo del campo magnético presente. En una órbita baja, menor a 1000 km, el campo magnético se encuentra bien definido y un magnetómetro proporciona información valiosa para el cálculo de la actitud. El campo medido puede ser comparado con el modelo de campo terrestre para obtener una referencia de la actitud del satélite. Se caracterizan por tener bajo peso y consumo de potencia, obtener resultados confiables y soportar un alto rango de temperaturas.</text:p>
      <text:p text:style-name="P3"/>
      <text:p text:style-name="P5">Elección</text:p>
      <text:p text:style-name="P3"/>
      <text:p text:style-name="P3">El tamaño y el peso así como el consumo de potencia y la precisión son factores importantes al momento de elegir los sensores a ser utilizados. Por estos motivos y teniendo en cuenta que sensores fueron utilizados en proyectos similares se llega a la conclusión que la combinación a implementar es la de magnetómetros y sensores de sol.</text:p>
      <text:p text:style-name="P3"/>
      <text:p text:style-name="P3"/>
      <text:p text:style-name="P3"/>
      <text:p text:style-name="P4">Coordenadas</text:p>
      <text:p text:style-name="P3"/>
      <text:p text:style-name="P5">SCB </text:p>
      <text:p text:style-name="P3"/>
      <text:p text:style-name="P3">El centro de este sistema es el centro de masa del satélite. Se numeran las caras y se denomina "x" al eje desde el centro del sistema a la cara 1, "y" al eje desde el centro a la cara 2 y "z" desde el centro a la cara 3.</text:p>
      <text:p text:style-name="P3"/>
      <text:p text:style-name="P3"/>
      <text:p text:style-name="P5">RPY (Roll, Pich and Yaw)</text:p>
      <text:p text:style-name="P3"/>
      <text:p text:style-name="P3">Este sistema mantiene su orientación a la tierra. El eje Yaw apunta al Nadir y por ende al centro de la Tierra. El eje Pich hacia la norma negativa de la orbita y el eje Roll en la misma dirección que la velocidad del satélite.</text:p>
      <text:p text:style-name="P3"/>
      <text:p text:style-name="P5">NED</text:p>
      <text:p text:style-name="P3"/>
      <text:p text:style-name="P3">El centro del sistema corresponde al centro de masa del satélite. El eje apunta al norte en dirección polar, el eje apunta al este siguiendo la curva de latitud y el eje apunta al centro de la Tierra.</text:p>
      <text:p text:style-name="P3"/>
      <text:p text:style-name="P3"/>
      <text:p text:style-name="P3"/>
      <text:p text:style-name="P4">Representación de la actitud</text:p>
      <text:p text:style-name="P3"/>
      <text:p text:style-name="P5">Matriz de cosenos</text:p>
      <text:p text:style-name="P3"/>
      <text:p text:style-name="P3">Es una matriz de cambio de coordenadas, permite rotar un vector de un marco de referencia a otro. Cada componente es el coseno de alguno entre uno de los ejes del sistema de referencia y uno de los ejes del satélite.</text:p>
      <text:p text:style-name="P3"/>
      <text:p text:style-name="P5"/>
      <text:p text:style-name="P5"/>
      <text:p text:style-name="P5"/>
      <text:p text:style-name="P5"/>
      <text:p text:style-name="P5"><text:soft-page-break/>Ángulos de Euler</text:p>
      <text:p text:style-name="P3"/>
      <text:p text:style-name="P3"/>
      <text:p text:style-name="P3">Son tres ángulos que mediante una sucesión ordenada de giros definen el cambio de coordenadas de un sistema a otro. Los ángulos de Euler se corresponden con los de Roll Pich y Yaw y cada uno determina una posición respecto a un eje.</text:p>
      <text:p text:style-name="P3"/>
      <text:p text:style-name="P3"/>
      <text:p text:style-name="P5">Métodos</text:p>
      <text:p text:style-name="P3"/>
      <text:p text:style-name="P3">Determinar la actitud equivale a encontrar la matriz de rotación que indica la orientación del sistema solidario al satélite en el sistema ECI. Los sensores seleccionados permiten obtener en el SCB un vector de dirección del sol y un vector de campo magnético. Al mismo tiempo se pueden obtener vectores de referencia para ambas magnitudes en el sistema ECI. El problema radica en obtener la matriz de rotación a partir de las dos parejas de vectores.</text:p>
      <text:p text:style-name="P3"/>
      <text:p text:style-name="P5">Soluciones</text:p>
      <text:p text:style-name="P3"/>
      <text:p text:style-name="P3"/>
      <text:p text:style-name="P3">El método utilizado es el determinístico, este consiste en encontrar la matriz de rotación en base a dos o más vectores medidos par un instante dado. Se opta por este método por la posibilidad de implementar n banco de pruebas y la sencillez en el desarrollo del código.</text:p>
      <text:p text:style-name="P3"/>
      <text:p text:style-name="P3"/>
      <text:p text:style-name="P5">Metodología</text:p>
      <text:p text:style-name="P3"/>
      <text:p text:style-name="P3"/>
      <text:p text:style-name="P3">- Medida del campo magnético: Se obtienen medidas de los magnetómetros y se genera un vector campo en el sistema SCB.</text:p>
      <text:p text:style-name="P3"/>
      <text:p text:style-name="P3">- Medida del vector Sol: Se procesan las señales obtenidas en los seis fotodiodos y se obtienen n vector Sol en el sistema </text:p>
      <text:p text:style-name="P3">SCB.</text:p>
      <text:p text:style-name="P3">- Estimación de la posición: Se estima la posición del satélite en base a los datos conocidos para un instante de tiempo </text:p>
      <text:p text:style-name="P3">anterior y la fecha juliana. </text:p>
      <text:p text:style-name="P3"/>
      <text:p text:style-name="P3">- A partir de la posición se estima la el campo magnético en el sistema ECI a través de un modelo.</text:p>
      <text:p text:style-name="P3"/>
      <text:p text:style-name="P3">- Se determina un vector en dirección al Sol en el sistema ECI dada la fecha juliana.</text:p>
      <text:p text:style-name="P3"/>
      <text:p text:style-name="P3">- A partir de los os vectores medidos en el sistema SCB y los estimados en ECI se realiza el cálculo de actitud mediante un </text:p>
      <text:p text:style-name="P3">Método determinístico.</text:p>
      <text:p text:style-name="P3"/>
      <text:p text:style-name="P5">Determinación de actitud en tres ejes</text:p>
      <text:p text:style-name="P3"/>
      <text:p text:style-name="P3">Esta se realiza mediante el método TRIAD. La idea es generar una matriz cuyos componentes son la descomposición de los vectores fijos al satélite en el sistema de coordenadas de referencia de la tierra, Si tenemos un vector "a" y lo multiplicamos por la matriz "A" obtenemos el vector en lo sejes del satélite.</text:p>
      <text:p text:style-name="P3"/>
      <text:p text:style-name="P5"><text:soft-page-break/>Método triad</text:p>
      <text:p text:style-name="P3"/>
      <text:p text:style-name="P3">Dos vectores unitarios "u" y "v" definen un sistema ortogonal de coordenadas con la base (q,r.s).</text:p>
      <text:p text:style-name="P3">En un instante de tiempo dado dos vectores medidos en el sistema de coordenadas del satélite determinan una matriz "Mb" a la que se le llama matriz del satélite. En un instante dado dos vectores en el sistema de referencia de la Tierra obtenidos a través de un ephemeris y un modelo de campo magnético determinan una matriz "Mr".</text:p>
      <text:p text:style-name="P3"/>
      <text:p text:style-name="P3">La matriz de actitud "A" está dada por la multiplicación de la matriz "Mb" por la inversa de "Mr". Dado que esta última es ortogonal la inversa se corresponde con su transpuesta.</text:p>
      <text:p text:style-name="P3"/>
      <text:p text:style-name="P3">Los vectores "u" y "v" se corresponden con el vector de campo magnético medido y el de Sol adquirido. Para el sistema de referencia el con el modelo IGRF se obtiene el campo magnético y el vector Sol se obtiene a través de un algoritmo que dado el día juliano proporciona el vector.</text:p>
      <text:p text:style-name="P3"/>
      <text:p text:style-name="P3"/>
      <text:p text:style-name="P3"/>
      <text:p text:style-name="P5">Microcontrolador</text:p>
      <text:p text:style-name="P3"/>
      <text:p text:style-name="P3"/>
      <text:p text:style-name="P3">Para la elección del microcontrolador se evaluaron ciertas características y se las compararon con los requerimientos de la misión. </text:p>
      <text:p text:style-name="P3">- Consumo.</text:p>
      <text:p text:style-name="P3">- Espacio en memoria (se realiza estimativo).</text:p>
      <text:p text:style-name="P3">- Comunicación con otros módulos.</text:p>
      <text:p text:style-name="P3">- Costo</text:p>
      <text:p text:style-name="P3">- Detección y corrección de errores de programación, que cuenten con una herramienta como UART, USART, USCI o JTAG.</text:p>
      <text:p text:style-name="P3">- Programación, es deseable que ue el microcontrolador cuente con JTAG para programarlo por la facilidad para trabajar con </text:p>
      <text:p text:style-name="P3">la interfaz.</text:p>
      <text:p text:style-name="P3">- Voltaje de alimentación. El voltaje disponible es de 3,3 V.</text:p>
      <text:p text:style-name="P3">- Rango de temperaturas capaces de soportar.</text:p>
      <text:p text:style-name="P3">- Modo dormido o modo de bajo consumo.</text:p>
      <text:p text:style-name="P3">- Reloj de tiempo real.</text:p>
      <text:p text:style-name="P3">- Aplicaciones de baja potencia.</text:p>
      <text:p text:style-name="P3"/>
      <text:p text:style-name="P3">Se llega a la conclusión de que el microcontrolador a utilizar es el MSP430F5438 de Texas Instruments.</text:p>
      <text:p text:style-name="P3"/>
      <text:p text:style-name="P3"/>
      <text:p text:style-name="P3"/>
      <text:p text:style-name="P5">Magnetómetro</text:p>
      <text:p text:style-name="P3"/>
      <text:p text:style-name="P3">Se decide equipar al satélite con un magnetómetro de tres ejes por la dificultad de alinear tres magnetómetros por separado. Evaluando tamaño, rango de medición y resolución sumado a la velocidad de muestreo y rango de alimentación se opta por el Micromag 3 de PNI. La conexión del magnetómetro con el microcontrolador se realiza directamente, sin necesidad de componentes adicionales. Este envía la información al Micro controlador a través de un bus SPI en 16 bits codificado en complemento a 2. </text:p>
      <text:p text:style-name="P3"/>
      <text:p text:style-name="P3"/>
      <text:p text:style-name="P5"><text:soft-page-break/></text:p>
      <text:p text:style-name="P5">Sensores de radiación solar</text:p>
      <text:p text:style-name="P3"/>
      <text:p text:style-name="P3">Se decide implementar un sensor de sol usando seis fotodiodos planos ubicados en el centro de cada una de las caras. La corriente emitida por éstos varía según la intensidad de la radiación recibida y por ende por el ángulo de incidencia.</text:p>
      <text:p text:style-name="P3"/>
      <text:p text:style-name="P5">Algoritmo</text:p>
      <text:p text:style-name="P3"/>
      <text:p text:style-name="P3">Se toman las medidas de los fotodiodos y se seleccionan las tres caras que arrojen las medidas de mayor intensidad y luego se verifica que las caras tengan un vértice en común.</text:p>
      <text:p text:style-name="P3">Previo haber establecido un sistema de coordenadas solidario al satélite con centro en el centro de masa del mismo, se determina el vector según las intensidades medidas.</text:p>
      <text:p text:style-name="P3">Los fotodiodos utilizados son los Vishay BPW34.</text:p>
      <text:p text:style-name="P3">Se realizaron pruebas para relevar la curva de corriente de los fotodiodos en función del ángulo de incidencia de la luz. </text:p>
      <text:p text:style-name="P3">Adicionalmente se decidió estimar el rango de corrientes a la salida de los fotodiodos de forma de utilizar lo mejor posible los ADC y verificar que no se superen los máximos admitidos.</text:p>
      <text:p text:style-name="P3">Es necesario acondicionar la señal de salida de los fotodiodos ya que se debe convertir de intensidad a voltaje de forma que pueda ser interpretada por los ADC.</text:p>
      <text:p text:style-name="P3"/>
      <text:p text:style-name="P3"><text:span text:style-name="T1">Modelo orbital</text:span></text:p>
      <text:p text:style-name="P3"><text:span text:style-name="T1"/></text:p>
      <text:p text:style-name="P3">Usando elementos keplerianos se puede describir la órbita del satélite respecto a la tierra y dar la posición del satélite en un tiempo determinado.</text:p>
      <text:p text:style-name="P3"/>
      <text:p text:style-name="P3">Elementos básicos para determinar órbita</text:p>
      <text:p text:style-name="P3"/>
      <text:p text:style-name="P3">- Epoch time. Tiempo en el que se toman las muestras de los elementos que definen la órbita.</text:p>
      <text:p text:style-name="P3">- Inclinación orbital. Angulo entre el plano orbital y el plano ecuatorial.</text:p>
      <text:p text:style-name="P3">- Nodo ascendente nodo ascendente. Intersecciones del plano orbital con el plano ecuatorial, se denominan según la </text:p>
      <text:p text:style-name="P3">dirección del satélite en el punto</text:p>
      <text:p text:style-name="P3">- Equinoccio vernal. Punto donde la eclíptica corta al plano ecuatorial yendo de sur a norte.</text:p>
      <text:p text:style-name="P3">- Ascensión a la derecha. Angulo medido en el centro de la tierra desde el equinoccio vernal al nodo ascendente.</text:p>
      <text:p text:style-name="P3">- Angulo de perigeo. Punto de la órbita donde el satélite se encuentra más cerca de la tierra. El más lejano es el apogeo.</text:p>
      <text:p text:style-name="P3">- Línea de apsides. Línea que se proyecta desde el apogeo al perigeo.</text:p>
      <text:p text:style-name="P3">- Argumento del perigeo. ángulo entre la línea de aspides y l alinea de nodos.</text:p>
      <text:p text:style-name="P3">- Excentricidad. Indica la forma de la elipse, cero corresponde a un círculo y uno a una extremadamente angosta.</text:p>
      <text:p text:style-name="P3">- Mean motion. Velocidad promedio del satélite (rev/dia) tomado desde un perigeo hasta el siguiente.</text:p>
      <text:p text:style-name="P3">- Mean anomaly. Angulo que representa la ubicación del satélite en la elipse que se proyecta uniformemente en el tiempo. </text:p>
      <text:p text:style-name="P3">Cero corresponde al perigeo y 180 al apogeo. Este ángulo se mide cuando se toman las muestras en el epoch time.</text:p>
      <text:p text:style-name="P3">- Drag. Atracción causada por la atmósfera terrestre que hace que los satélites se acerquen a la Tierra. A medida que se acercan los satélites comienzan a orbitar a mayor velocidad. Indica el ritmo al que varía el mean motion, es la derivada de él mean motion en función del tiempo.</text:p>
      <text:p text:style-name="P3"/>
      <text:p text:style-name="P4"><text:soft-page-break/></text:p>
      <text:p text:style-name="P4">Modelos</text:p>
      <text:p text:style-name="P3"/>
      <text:p text:style-name="P5">SGP4</text:p>
      <text:p text:style-name="P3"/>
      <text:p text:style-name="P3">Es un modelo orbital con el que se puede conocer la posición del satélite en cualquier tiempo dado. Sirve para satélites cuyo período es menor a 225 minutos. Utiliza la información contenida en un TLE y devuelve la posición y la velocidad del satélite con respecto al sistema de referencia ECI. Este modelo es desarrollado por NORAD.</text:p>
      <text:p text:style-name="P3">Dado que el satélite no recibe un TLE cada vez que quiere calcular la actitud, es necesario contar con el dato del tiempo transcurrido desde el último TLE recibido. Con este dato se calcula el día juliano y se resta el día juliano enviado por el TLE esa diferencia es el tiempo transcurrido a ingresar en el modelo.</text:p>
      <text:p text:style-name="P3"/>
      <text:p text:style-name="P5">Campo terrestre</text:p>
      <text:p text:style-name="P3"/>
      <text:p text:style-name="P3">El último modelo elaborado por la IAGA es denominado IGRF y consiste en una serie de modelos matemáticos del campo magnético y da una idea de cómo varía éste año a año. Permite calcular el campo geo magnético en cualquier lugar, desde el núcleo al espacio. Se lo puede encontrar publicado en internet con sus códigos fuente en "C" por lo que es posible usarlo para el cálculo de la actitud. </text:p>
      <text:p text:style-name="P3">Los parámetros de entrada de este modelo son la latitud, longitud y la fecha en que se desea conocer el vector (1900-2020) y devuelve la declinación (diferencia entre el norte polar y el magnético), la componente norte del campo, intensidad horizontal del campo, inclinación (ángulo que forma la horizontal y el campo magnético), la componente vertical y el módulo del campo geomagnético.</text:p>
      <text:p text:style-name="P3"/>
      <text:p text:style-name="P5">Vector Sol</text:p>
      <text:p text:style-name="P3"/>
      <text:p text:style-name="P3">La rutina que determina la posición del Sol se basa en el libro de David Vallado. Este describe un algoritmo que devuelve la posición del Sol en coordenadas ECI con una precisión de 0.01 grados a partir del día Juliano. Para la versión usada en el SDA se utilizará el día Juliano de 4713 AC y se mantiene válida entre 1950 y 2050.</text:p>
      <text:p text:style-name="P3"/>
      <text:p text:style-name="P3"/>
      <text:p text:style-name="P4">Estados del sistema</text:p>
      <text:p text:style-name="P3"/>
      <text:p text:style-name="P5">Sin TLE</text:p>
      <text:p text:style-name="P3"/>
      <text:p text:style-name="P3">El cálculo de la posición se realiza a partir de un TLE y del tiempo transcurrido desde la generación del mismo. Para satélites de órbita baja sin maniobras es necesario que las actualizaciones del TLE sean recibidas por lo menos una vez a la semana para lograr mantener la precisión en la predicción de la órbita. </text:p>
      <text:p text:style-name="P3">Por este motivo en caso de que el satélite no reciba una actualización de TLE en una semana se ingresa en el estado de error "Sin TLE" ya que no se puede calcular la posición en forma precisa. En este caso se puede enviar al módulo principal los valores de los vectores medidos.</text:p>
      <text:p text:style-name="P3"/>
      <text:p text:style-name="P5"/>
      <text:p text:style-name="P5"/>
      <text:p text:style-name="P5">Ahorro de Energía</text:p>
      <text:p text:style-name="P3"/>
      <text:p text:style-name="P3">Este estado se implementa mediante el modo dormido del microcontrolador. El RTC no se detiene y se puede volver a la línea principal del programa mediante una interrupción. Se entra en este estado <text:soft-page-break/>cuando que el SCP lo solicita y siempre que no se estén realizando mediciones, cálculos o transmitiendo datos. </text:p>
      <text:p text:style-name="P3">Adicionalmente existe la posibilidad de apagar los periféricos, en caso del módulo de determinación de actitud, los sensores.</text:p>
      <text:p text:style-name="P3"/>
      <text:p text:style-name="P5">Spin</text:p>
      <text:p text:style-name="P3"/>
      <text:p text:style-name="P3">Se considera que el satélite se encuentra en Spin cuando gira constantemente sobre su propio eje y no se encuentra estabilizado. Para este proyecto se considera que una velocidad mayor a 10° en un minuto y medio, o que equivale a 0.019 rev/min corresponde a un estado de Spin. En este caso es tarea del módulo de control de actitud estabilizar el satélite. El algoritmo de cálculo para este caso demora 18.13s, a esto se le agrega un tiempo de transmisión de datos y de control por medio de el SCA y de ahí sale los 90s tomados para el criterio. En este caso se informa actitud y velocidad o campo magnético, dependiendo del subestado en el que se encuentre. </text:p>
      <text:p text:style-name="P3"/>
      <text:p text:style-name="P5">Estable</text:p>
      <text:p text:style-name="P3"/>
      <text:p text:style-name="P3">Se define el estado estable cuando el satélite tiene una velocidad menor a 0.019 rev/min en sus tres ejes. Cuando se alcanza el estado estable los cambios en la actitud se dan en forma más lenta lo que permite intervalos mayores entre medidas.</text:p>
      <text:p text:style-name="P3"/>
      <text:p text:style-name="P3"/>
      <text:p text:style-name="P5">Subestados</text:p>
      <text:p text:style-name="P3"/>
      <text:p text:style-name="P3">Para los estados de Spin y Estable se definen los subestados de "Dia" y "Noche". El subestado "Día" es el único que permite el cálculo de la actitud ya que se cuenta con el vector sol.</text:p>
      <text:p text:style-name="P3"/>
      <text:p text:style-name="P3"/>
      <text:p text:style-name="P3"/>
      <text:p text:style-name="P5">Software</text:p>
      <text:p text:style-name="P3"/>
      <text:p text:style-name="P3">Las rutinas más importantes son la de lectura de sensores, cálculo de actitud y modo de baja energía. En todos estos casos se buscó una programación eficiente de forma de minimizar el consumo de energía.</text:p>
      <text:p text:style-name="P3">El algoritmo principal del SDA comienza con una inicialización de las variables y de las interrupciones de los distintos módulos y periféricos. Luego decide si pasa al modo "Dormido" o "Estados", en caso de ejecutar la rutina "Estados", al finalizarla, el algoritmo hará nuevamente esta elección. Por falta de tiempo no se pudo implementar el modo de funcionamiento requerido involucraba la comunicación I2C para transmisión y recepción de datos.</text:p>
      <text:p text:style-name="P3">Mientras no se encuentra midiendo el sistema se deja en un modo de bajo consumo hasta que recibe una nueva interrupción de un timer con la orden de despertar.</text:p>
      <text:p text:style-name="P3"/>
      <text:p text:style-name="P5">Determinación del estado</text:p>
      <text:p text:style-name="P3"/>
      <text:p text:style-name="P3">Una vez recibido un TLE comienza a contar un Reloj de Tiempo Real RTC necesario para el cálculo tiempo transcurrido desde el Epoch time, necesario para el cálculo de la posición en el SGP4, y se mantiene contando durante la ejecución siendo consultado cuando es necesario. En caso de no haber recibido un TLE o de que haya transcurrido más de 7 días desde la última actualización el sistema no puede calcular la actitud por lo que se limita a transmitir el estado y la lectura del campo magnético para que el SCA pueda alinear una de las caras con el campo terrestre.</text:p>
      <text:p text:style-name="P3"/>
      <text:p text:style-name="P3"/>
      <text:p text:style-name="P3"><text:soft-page-break/>Cuando el satélite se encuentra en estado "Spin Día" (SD), se calcula la matriz de actitud y la velocidad angular a la que está girando. Estos datos son transmitidos junto con el vector de campo magnético para que el SCA pueda estabilizar el sistema. El estado deseado es el "Estable Día" (SD), en esta situación se calcula la actitud y se transmite junto con el campo magnético medido.</text:p>
      <text:p text:style-name="P3">Para saber si el satélite se encuentra en estado de "Spin" se toman dos medidas de campo magnético consecutivas y se calcula la diferencia. Si esta diferencia supera cierto umbral entonces se puede decir que el Satélite se encuentra en "Spin". Para determinar si es de Noche o de Día se toman medidas con el sensor de Sol. El módulo del vector Sol medido es comparado con un valor de umbral y se determina en qué situación se encuentra.</text:p>
      <text:p text:style-name="P3"/>
      <text:p text:style-name="P5">Estado estable</text:p>
      <text:p text:style-name="P3"/>
      <text:p text:style-name="P3">Cuando el satélite se encuentra en estado estable y es de día se realiza la rutina de determinación de actitud en forma normal. En primer lugar el SPG4 determina la posición del satélite teniendo como entradas un TLE y la hora actual. La posición que devuelve se encuentra en coordenadas cartesianas en el sistema ECI. Estas deben ser pasadas a latitud y longitud para ser usadas como entradas del IGRF.</text:p>
      <text:p text:style-name="P3"/>
      <text:p text:style-name="P3"/>
      <text:p text:style-name="P5">Vector de campo magnético medido</text:p>
      <text:p text:style-name="P3"/>
      <text:p text:style-name="P3">El magnetómetro se monta con sus ejes alineados a los del satélite por lo que no es necesario adecuar el vector de campo medido al sistema de referencia del satélite.</text:p>
      <text:p text:style-name="P3"/>
      <text:p text:style-name="P5">Vector de Sol Medido</text:p>
      <text:p text:style-name="P3"/>
      <text:p text:style-name="P3">La rutina que calcula el vector de Sol medido consiste en recibir los datos del sensor de Sol, adaptarlos a los ejes seleccionados para el proyecto y agregar los signos correspondientes a los valores. </text:p>
      <text:p text:style-name="P3"/>
      <text:p text:style-name="P5">Determinación de Actitud</text:p>
      <text:p text:style-name="P3"/>
      <text:p text:style-name="P3">El vector de campo magnético en ECI junto con el vector de Sol, también en ECI determina la matriz de referencia. Mientras </text:p>
      <text:p text:style-name="P3">Que el vector de campo magnético medido junto con el vector Sol medido determina la matriz del satélite. Se multiplica la matriz del satélite por la transpuesta de la matriz de referencia y se obtiene la matriz de actitud.</text:p>
      <text:p text:style-name="P3"/>
      <text:p text:style-name="P5">Estado Spin de Día</text:p>
      <text:p text:style-name="P3"/>
      <text:p text:style-name="P3">Para determina la velocidad angular de Spin del satélite, se mide en primer lugar el vector de campo magnético y el vector Sol en un cierto tiempo y se determina la actitud de la misma manera en la que se hace cuando se está el estado Estable de Día. Luego, se vuelve a medir el vector de campo magnético y el vector Sol y se calcula el tiempo que paso entre la primera y la segunda medida. Con la segunda medida se calcula la actitud nuevamente. De esta forma se tienen dos tiradas de </text:p>
      <text:p text:style-name="P3">ángulos Pitch, Roll y Yaw en un intervalo e tiempo conocido, con esta información se calcula la velocidad angular de </text:p>
      <text:p text:style-name="P3">Spin.</text:p>
      <text:p text:style-name="P3"/>
      <text:p text:style-name="P4"/>
      <text:p text:style-name="P4"/>
      <text:p text:style-name="P4"/>
      <text:p text:style-name="P4"><text:soft-page-break/>Tiempo de ejecución</text:p>
      <text:p text:style-name="P3"/>
      <text:p text:style-name="P3">Luego de varios ajustes en lo que refiere a la optimización de la rutina y de correr lo implementado en el microcontrolador, se llegó a un tiempo de ejecución de 9.28 s trabajando a 1 MHz.</text:p>
      <text:p text:style-name="P3"/>
      <text:p text:style-name="P3"/>
      <text:p text:style-name="P4">Potencia consumida</text:p>
      <text:p text:style-name="P3"/>
      <text:p text:style-name="P3">Se realizaron los cálculos de las potencias consumidas tanto en el modo activo como en el modo dormido, verificándose que en ningún caso se superaba las potencias máximas admitidas por el SGA.</text:p>
      <text:p text:style-name="P3"/>
      <text:p text:style-name="P4">Pruebas</text:p>
      <text:p text:style-name="P3"/>
      <text:p text:style-name="P3">Se realizaron pruebas de la determinación del vector Sol, determinación del campo magnético, determinación de actitud y algoritmo principal. </text:p>
      <text:p text:style-name="P3"/>
      <text:p text:style-name="P4">I2C</text:p>
      <text:p text:style-name="P3"/>
      <text:p text:style-name="P3">Para la comunicación del módulo con el resto de los módulos se utiliza el protocolo I2C. Este es un bus de comunicación serial que utiliza un protocolo multi-master diseñado por Philips y que permite .a conexión de dispositivos con baja velocidad de procesamiento en el bus de datos. Además permite tener una dirección de broadcast para enviar mensajes a todas los dispositivos conectados.</text:p>
      <text:p text:style-name="Text_20_bod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Ardao</meta:initial-creator>
    <meta:creation-date>2011-09-18T17:22:35.30</meta:creation-date>
    <meta:document-statistic meta:table-count="0" meta:image-count="0" meta:object-count="0" meta:page-count="9" meta:paragraph-count="144" meta:word-count="3509" meta:character-count="20243"/>
    <dc:date>2011-09-18T18:42:07.81</dc:date>
    <dc:creator>Martin Ardao</dc:creator>
    <meta:editing-duration>PT14M21S</meta:editing-duration>
    <meta:editing-cycles>1</meta:editing-cycles>
    <meta:generator>OpenOffice.org/3.3$Win32 OpenOffice.org_project/330m20$Build-9567</meta:generator>
  </office:meta>
</office:document-meta>
</file>